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1"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language-asian="tr" style:country-asian="TR" style:font-name-complex="Times New Roman1"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2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9f0a8"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3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3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9f0a8" style:font-size-asian="12pt" style:font-size-complex="12pt"/>
    </style:style>
    <style:style style:name="P57"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6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6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1" style:font-size-complex="11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9f0a8" style:font-size-asian="11pt" style:font-size-complex="11pt"/>
    </style:style>
    <style:style style:name="P7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f0a8" style:font-size-asian="12pt"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8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8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8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8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8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94"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95"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7ab96d" style:language-asian="tr" style:country-asian="TR" style:font-weight-asian="normal" style:font-name-complex="Times New Roman1" style:font-weight-complex="normal"/>
    </style:style>
    <style:style style:name="T16" style:family="text">
      <style:text-properties fo:font-weight="normal" officeooo:rsid="00a43a1d" style:language-asian="tr" style:country-asian="TR" style:font-weight-asian="normal" style:font-name-complex="Times New Roman1" style:font-weight-complex="normal"/>
    </style:style>
    <style:style style:name="T17" style:family="text">
      <style:text-properties fo:font-weight="normal" officeooo:rsid="00b32608" style:language-asian="tr" style:country-asian="TR" style:font-weight-asian="normal" style:font-name-complex="Times New Roman1" style:font-weight-complex="normal"/>
    </style:style>
    <style:style style:name="T18" style:family="text">
      <style:text-properties fo:font-weight="normal" officeooo:rsid="0089ada2" style:language-asian="tr" style:country-asian="TR" style:font-weight-asian="normal" style:font-name-complex="Times New Roman1" style:font-weight-complex="normal"/>
    </style:style>
    <style:style style:name="T19" style:family="text">
      <style:text-properties fo:font-weight="normal" officeooo:rsid="00bc7c55" style:language-asian="tr" style:country-asian="TR" style:font-weight-asian="normal" style:font-name-complex="Times New Roman1"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officeooo:rsid="00172ad1"/>
    </style:style>
    <style:style style:name="T25" style:family="text">
      <style:text-properties officeooo:rsid="00191904"/>
    </style:style>
    <style:style style:name="T26" style:family="text">
      <style:text-properties officeooo:rsid="001b7644"/>
    </style:style>
    <style:style style:name="T27" style:family="text">
      <style:text-properties officeooo:rsid="001cc920"/>
    </style:style>
    <style:style style:name="T28" style:family="text">
      <style:text-properties officeooo:rsid="001e1f00"/>
    </style:style>
    <style:style style:name="T29" style:family="text">
      <style:text-properties fo:font-weight="bold" style:font-weight-asian="bold" style:font-weight-complex="bold"/>
    </style:style>
    <style:style style:name="T30" style:family="text">
      <style:text-properties fo:font-weight="bold" officeooo:rsid="0024c625" style:font-weight-asian="bold" style:font-weight-complex="bold"/>
    </style:style>
    <style:style style:name="T31" style:family="text">
      <style:text-properties fo:font-weight="bold" officeooo:rsid="002572b2" style:font-weight-asian="bold" style:font-weight-complex="bold"/>
    </style:style>
    <style:style style:name="T32" style:family="text">
      <style:text-properties fo:font-weight="bold" officeooo:rsid="00275b19" style:font-weight-asian="bold" style:font-weight-complex="bold"/>
    </style:style>
    <style:style style:name="T33" style:family="text">
      <style:text-properties fo:font-weight="bold" officeooo:rsid="00298cb2" style:font-weight-asian="bold" style:font-weight-complex="bold"/>
    </style:style>
    <style:style style:name="T34" style:family="text">
      <style:text-properties fo:font-weight="bold" officeooo:rsid="002a4e45" style:font-weight-asian="bold" style:font-weight-complex="bold"/>
    </style:style>
    <style:style style:name="T35" style:family="text">
      <style:text-properties fo:font-weight="bold" officeooo:rsid="0043c25c" style:font-weight-asian="bold" style:font-weight-complex="bold"/>
    </style:style>
    <style:style style:name="T36" style:family="text">
      <style:text-properties fo:font-weight="bold" officeooo:rsid="004419e8" style:font-weight-asian="bold" style:font-weight-complex="bold"/>
    </style:style>
    <style:style style:name="T37" style:family="text">
      <style:text-properties fo:font-weight="bold" officeooo:rsid="00443595" style:font-weight-asian="bold" style:font-weight-complex="bold"/>
    </style:style>
    <style:style style:name="T38" style:family="text">
      <style:text-properties fo:font-weight="bold" officeooo:rsid="00455e00" style:font-weight-asian="bold" style:font-weight-complex="bold"/>
    </style:style>
    <style:style style:name="T39" style:family="text">
      <style:text-properties fo:font-weight="bold" officeooo:rsid="00a1fb85" style:font-weight-asian="bold" style:font-weight-complex="bold"/>
    </style:style>
    <style:style style:name="T40" style:family="text">
      <style:text-properties fo:font-weight="bold" officeooo:rsid="0078c540" style:font-weight-asian="bold" style:font-weight-complex="bold"/>
    </style:style>
    <style:style style:name="T41" style:family="text">
      <style:text-properties fo:font-weight="bold" officeooo:rsid="00b9f0a8" style:font-weight-asian="bold" style:font-weight-complex="bold"/>
    </style:style>
    <style:style style:name="T42" style:family="text">
      <style:text-properties fo:font-weight="bold" style:language-asian="tr" style:country-asian="TR" style:font-weight-asian="bold" style:font-name-complex="Times New Roman1" style:font-weight-complex="bold"/>
    </style:style>
    <style:style style:name="T43" style:family="text">
      <style:text-properties fo:font-weight="bold" officeooo:rsid="002a4e45" style:language-asian="tr" style:country-asian="TR" style:font-weight-asian="bold" style:font-name-complex="Times New Roman1" style:font-weight-complex="bold"/>
    </style:style>
    <style:style style:name="T44" style:family="text">
      <style:text-properties fo:font-weight="bold" officeooo:rsid="00455e00" style:language-asian="tr" style:country-asian="TR" style:font-weight-asian="bold" style:font-name-complex="Times New Roman1" style:font-weight-complex="bold"/>
    </style:style>
    <style:style style:name="T45" style:family="text">
      <style:text-properties fo:font-weight="bold" officeooo:rsid="002bcdb2" style:language-asian="tr" style:country-asian="TR" style:font-weight-asian="bold" style:font-name-complex="Times New Roman1" style:font-weight-complex="bold"/>
    </style:style>
    <style:style style:name="T46" style:family="text">
      <style:text-properties fo:font-weight="bold" officeooo:rsid="003b129e" style:language-asian="tr" style:country-asian="TR" style:font-weight-asian="bold" style:font-name-complex="Times New Roman1" style:font-weight-complex="bold"/>
    </style:style>
    <style:style style:name="T47" style:family="text">
      <style:text-properties fo:font-weight="bold" officeooo:rsid="0083f865" style:language-asian="tr" style:country-asian="TR" style:font-weight-asian="bold" style:font-name-complex="Times New Roman1" style:font-weight-complex="bold"/>
    </style:style>
    <style:style style:name="T48" style:family="text">
      <style:text-properties fo:font-weight="bold" officeooo:rsid="00632b9b" style:language-asian="tr" style:country-asian="TR" style:font-weight-asian="bold" style:font-name-complex="Times New Roman1" style:font-weight-complex="bold"/>
    </style:style>
    <style:style style:name="T49" style:family="text">
      <style:text-properties fo:font-weight="bold" officeooo:rsid="008f180f" style:language-asian="tr" style:country-asian="TR" style:font-weight-asian="bold" style:font-name-complex="Times New Roman1" style:font-weight-complex="bold"/>
    </style:style>
    <style:style style:name="T50" style:family="text">
      <style:text-properties fo:font-weight="bold" officeooo:rsid="0078c540" style:language-asian="tr" style:country-asian="TR" style:font-weight-asian="bold" style:font-name-complex="Times New Roman1" style:font-weight-complex="bold"/>
    </style:style>
    <style:style style:name="T51" style:family="text">
      <style:text-properties fo:font-weight="bold" officeooo:rsid="00a43a1d" style:language-asian="tr" style:country-asian="TR" style:font-weight-asian="bold" style:font-name-complex="Times New Roman1" style:font-weight-complex="bold"/>
    </style:style>
    <style:style style:name="T52" style:family="text">
      <style:text-properties fo:font-weight="bold" officeooo:rsid="006fa4e9" style:language-asian="tr" style:country-asian="TR" style:font-weight-asian="bold" style:font-name-complex="Times New Roman1" style:font-weight-complex="bold"/>
    </style:style>
    <style:style style:name="T53" style:family="text">
      <style:text-properties fo:font-weight="bold" officeooo:rsid="008042ba" style:language-asian="tr" style:country-asian="TR" style:font-weight-asian="bold" style:font-name-complex="Times New Roman1" style:font-weight-complex="bold"/>
    </style:style>
    <style:style style:name="T54" style:family="text">
      <style:text-properties fo:font-weight="bold" officeooo:rsid="00b32608" style:language-asian="tr" style:country-asian="TR" style:font-weight-asian="bold" style:font-name-complex="Times New Roman1" style:font-weight-complex="bold"/>
    </style:style>
    <style:style style:name="T55" style:family="text">
      <style:text-properties fo:font-weight="bold" officeooo:rsid="00b9f0a8" style:language-asian="tr" style:country-asian="TR" style:font-weight-asian="bold" style:font-name-complex="Times New Roman1" style:font-weight-complex="bold"/>
    </style:style>
    <style:style style:name="T56" style:family="text">
      <style:text-properties fo:letter-spacing="0.011cm"/>
    </style:style>
    <style:style style:name="T57" style:family="text">
      <style:text-properties officeooo:rsid="001f62ef"/>
    </style:style>
    <style:style style:name="T58" style:family="text">
      <style:text-properties officeooo:rsid="0023f1ec"/>
    </style:style>
    <style:style style:name="T59" style:family="text">
      <style:text-properties officeooo:rsid="0024c625"/>
    </style:style>
    <style:style style:name="T60" style:family="text">
      <style:text-properties fo:font-style="normal" fo:font-weight="bold" style:font-style-asian="normal" style:font-weight-asian="bold" style:font-name-complex="Times New Roman" style:font-weight-complex="bold"/>
    </style:style>
    <style:style style:name="T61" style:family="text">
      <style:text-properties fo:font-style="normal" fo:font-weight="bold" officeooo:rsid="00172ad1" style:font-style-asian="normal" style:font-weight-asian="bold" style:font-name-complex="Times New Roman" style:font-weight-complex="bold"/>
    </style:style>
    <style:style style:name="T62" style:family="text">
      <style:text-properties fo:font-style="normal" fo:font-weight="bold" officeooo:rsid="002572b2" style:font-style-asian="normal" style:font-weight-asian="bold" style:font-name-complex="Times New Roman" style:font-weight-complex="bold"/>
    </style:style>
    <style:style style:name="T63" style:family="text">
      <style:text-properties fo:font-style="normal" fo:font-weight="bold" officeooo:rsid="005192be" style:font-style-asian="normal" style:font-weight-asian="bold" style:font-name-complex="Times New Roman" style:font-weight-complex="bold"/>
    </style:style>
    <style:style style:name="T64" style:family="text">
      <style:text-properties fo:font-style="normal" fo:font-weight="bold" officeooo:rsid="00632b9b" style:font-style-asian="normal" style:font-weight-asian="bold" style:font-name-complex="Times New Roman" style:font-weight-complex="bold"/>
    </style:style>
    <style:style style:name="T65" style:family="text">
      <style:text-properties fo:font-style="normal" fo:font-weight="bold" officeooo:rsid="006fa4e9" style:font-style-asian="normal" style:font-weight-asian="bold" style:font-name-complex="Times New Roman" style:font-weight-complex="bold"/>
    </style:style>
    <style:style style:name="T66" style:family="text">
      <style:text-properties fo:font-style="normal" fo:font-weight="bold" officeooo:rsid="00b9f0a8" style:font-style-asian="normal" style:font-weight-asian="bold" style:font-name-complex="Times New Roman" style:font-weight-complex="bold"/>
    </style:style>
    <style:style style:name="T67" style:family="text">
      <style:text-properties fo:font-style="normal" fo:font-weight="bold" officeooo:rsid="00275b19" style:font-style-asian="normal" style:font-weight-asian="bold" style:font-name-complex="Times New Roman" style:font-weight-complex="bold"/>
    </style:style>
    <style:style style:name="T68" style:family="text">
      <style:text-properties fo:font-style="normal" fo:font-weight="bold" style:font-style-asian="normal" style:font-weight-asian="bold" style:font-name-complex="Times New Roman" style:font-weight-complex="normal"/>
    </style:style>
    <style:style style:name="T69" style:family="text">
      <style:text-properties fo:font-style="normal" fo:font-weight="bold" officeooo:rsid="0024c625" style:font-style-asian="normal" style:font-weight-asian="bold" style:font-name-complex="Times New Roman" style:font-weight-complex="normal"/>
    </style:style>
    <style:style style:name="T70" style:family="text">
      <style:text-properties fo:font-style="normal" fo:font-weight="bold" officeooo:rsid="002572b2" style:font-style-asian="normal" style:font-weight-asian="bold" style:font-name-complex="Times New Roman" style:font-weight-complex="normal"/>
    </style:style>
    <style:style style:name="T71" style:family="text">
      <style:text-properties fo:font-style="normal" fo:font-weight="bold" officeooo:rsid="00275b19" style:font-style-asian="normal" style:font-weight-asian="bold" style:font-name-complex="Times New Roman" style:font-weight-complex="normal"/>
    </style:style>
    <style:style style:name="T72" style:family="text">
      <style:text-properties fo:font-style="normal" fo:font-weight="bold" officeooo:rsid="00298cb2" style:font-style-asian="normal" style:font-weight-asian="bold" style:font-name-complex="Times New Roman" style:font-weight-complex="normal"/>
    </style:style>
    <style:style style:name="T73" style:family="text">
      <style:text-properties fo:font-style="normal" fo:font-weight="bold" officeooo:rsid="002a4e45" style:font-style-asian="normal" style:font-weight-asian="bold" style:font-name-complex="Times New Roman" style:font-weight-complex="normal"/>
    </style:style>
    <style:style style:name="T74" style:family="text">
      <style:text-properties fo:font-style="normal" fo:font-weight="bold" officeooo:rsid="005192be" style:font-style-asian="normal" style:font-weight-asian="bold" style:font-name-complex="Times New Roman" style:font-weight-complex="normal"/>
    </style:style>
    <style:style style:name="T75" style:family="text">
      <style:text-properties fo:font-style="normal" fo:font-weight="normal" style:font-style-asian="normal" style:font-weight-asian="normal" style:font-name-complex="Times New Roman" style:font-weight-complex="normal"/>
    </style:style>
    <style:style style:name="T76" style:family="text">
      <style:text-properties fo:font-style="normal" fo:font-weight="normal" officeooo:rsid="00172ad1" style:font-style-asian="normal" style:font-weight-asian="normal" style:font-name-complex="Times New Roman" style:font-weight-complex="normal"/>
    </style:style>
    <style:style style:name="T77" style:family="text">
      <style:text-properties fo:font-style="normal" fo:font-weight="normal" officeooo:rsid="00275b19" style:font-style-asian="normal" style:font-weight-asian="normal" style:font-name-complex="Times New Roman" style:font-weight-complex="normal"/>
    </style:style>
    <style:style style:name="T78" style:family="text">
      <style:text-properties fo:font-style="normal" fo:font-weight="normal" officeooo:rsid="0023f1ec" style:font-style-asian="normal" style:font-weight-asian="normal" style:font-name-complex="Times New Roman" style:font-weight-complex="normal"/>
    </style:style>
    <style:style style:name="T79" style:family="text">
      <style:text-properties fo:font-style="normal" fo:font-weight="normal" officeooo:rsid="0043c25c" style:font-style-asian="normal" style:font-weight-asian="normal" style:font-name-complex="Times New Roman" style:font-weight-complex="normal"/>
    </style:style>
    <style:style style:name="T80" style:family="text">
      <style:text-properties fo:font-style="normal" fo:font-weight="normal" officeooo:rsid="002572b2" style:font-style-asian="normal" style:font-weight-asian="normal" style:font-name-complex="Times New Roman" style:font-weight-complex="normal"/>
    </style:style>
    <style:style style:name="T81" style:family="text">
      <style:text-properties fo:font-style="normal" fo:font-weight="normal" officeooo:rsid="00455e00" style:font-style-asian="normal" style:font-weight-asian="normal" style:font-name-complex="Times New Roman" style:font-weight-complex="normal"/>
    </style:style>
    <style:style style:name="T82" style:family="text">
      <style:text-properties fo:font-style="normal" fo:font-weight="normal" officeooo:rsid="0047d350" style:font-style-asian="normal" style:font-weight-asian="normal" style:font-name-complex="Times New Roman" style:font-weight-complex="normal"/>
    </style:style>
    <style:style style:name="T83" style:family="text">
      <style:text-properties fo:font-style="normal" fo:font-weight="normal" officeooo:rsid="007390b8" style:font-style-asian="normal" style:font-weight-asian="normal" style:font-name-complex="Times New Roman" style:font-weight-complex="normal"/>
    </style:style>
    <style:style style:name="T84"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85" style:family="text">
      <style:text-properties fo:font-style="normal" style:font-style-asian="normal" style:font-name-complex="Times New Roman" style:font-weight-complex="normal"/>
    </style:style>
    <style:style style:name="T86" style:family="text">
      <style:text-properties fo:font-style="normal" officeooo:rsid="00172ad1" style:font-style-asian="normal" style:font-name-complex="Times New Roman" style:font-weight-complex="normal"/>
    </style:style>
    <style:style style:name="T87" style:family="text">
      <style:text-properties fo:font-style="normal" officeooo:rsid="00275b19" style:font-style-asian="normal" style:font-name-complex="Times New Roman" style:font-weight-complex="normal"/>
    </style:style>
    <style:style style:name="T88" style:family="text">
      <style:text-properties fo:font-style="normal" officeooo:rsid="0024c625" style:font-style-asian="normal" style:font-name-complex="Times New Roman" style:font-weight-complex="normal"/>
    </style:style>
    <style:style style:name="T89" style:family="text">
      <style:text-properties fo:font-style="normal" officeooo:rsid="0043c25c" style:font-style-asian="normal" style:font-name-complex="Times New Roman" style:font-weight-complex="normal"/>
    </style:style>
    <style:style style:name="T90" style:family="text">
      <style:text-properties fo:font-style="normal" style:language-asian="tr" style:country-asian="TR" style:font-style-asian="normal" style:font-name-complex="Times New Roman1" style:font-weight-complex="normal"/>
    </style:style>
    <style:style style:name="T91" style:family="text">
      <style:text-properties fo:font-style="normal" officeooo:rsid="00496a67" style:language-asian="tr" style:country-asian="TR" style:font-style-asian="normal" style:font-name-complex="Times New Roman1" style:font-weight-complex="normal"/>
    </style:style>
    <style:style style:name="T92" style:family="text">
      <style:text-properties fo:font-style="normal" officeooo:rsid="00443595" style:language-asian="tr" style:country-asian="TR" style:font-style-asian="normal" style:font-name-complex="Times New Roman1" style:font-weight-complex="normal"/>
    </style:style>
    <style:style style:name="T93" style:family="text">
      <style:text-properties fo:font-style="normal" officeooo:rsid="003d13be" style:language-asian="tr" style:country-asian="TR" style:font-style-asian="normal" style:font-name-complex="Times New Roman1" style:font-weight-complex="normal"/>
    </style:style>
    <style:style style:name="T94" style:family="text">
      <style:text-properties fo:font-style="normal" officeooo:rsid="003b129e" style:language-asian="tr" style:country-asian="TR" style:font-style-asian="normal" style:font-name-complex="Times New Roman1" style:font-weight-complex="normal"/>
    </style:style>
    <style:style style:name="T95" style:family="text">
      <style:text-properties fo:font-style="normal" officeooo:rsid="003c9814" style:language-asian="tr" style:country-asian="TR" style:font-style-asian="normal" style:font-name-complex="Times New Roman1" style:font-weight-complex="normal"/>
    </style:style>
    <style:style style:name="T96" style:family="text">
      <style:text-properties fo:font-style="normal" officeooo:rsid="0056ecfa" style:language-asian="tr" style:country-asian="TR" style:font-style-asian="normal" style:font-name-complex="Times New Roman1" style:font-weight-complex="normal"/>
    </style:style>
    <style:style style:name="T97" style:family="text">
      <style:text-properties fo:font-style="normal" officeooo:rsid="007e3d08" style:language-asian="tr" style:country-asian="TR" style:font-style-asian="normal" style:font-name-complex="Times New Roman1" style:font-weight-complex="normal"/>
    </style:style>
    <style:style style:name="T98" style:family="text">
      <style:text-properties fo:font-style="normal" officeooo:rsid="008f180f" style:language-asian="tr" style:country-asian="TR" style:font-style-asian="normal" style:font-name-complex="Times New Roman1" style:font-weight-complex="normal"/>
    </style:style>
    <style:style style:name="T9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0" style:family="text">
      <style:text-properties fo:language="tr" fo:country="TR" fo:font-weight="bold" style:font-weight-asian="bold" style:font-name-complex="Times New Roman" style:font-weight-complex="bold"/>
    </style:style>
    <style:style style:name="T101" style:family="text">
      <style:text-properties fo:language="tr" fo:country="TR" fo:font-weight="bold" officeooo:rsid="0024c625" style:font-weight-asian="bold" style:font-name-complex="Times New Roman" style:font-weight-complex="bold"/>
    </style:style>
    <style:style style:name="T102" style:family="text">
      <style:text-properties fo:language="tr" fo:country="TR" fo:font-weight="bold" officeooo:rsid="0043c25c" style:font-weight-asian="bold" style:font-name-complex="Times New Roman" style:font-weight-complex="bold"/>
    </style:style>
    <style:style style:name="T103" style:family="text">
      <style:text-properties fo:language="tr" fo:country="TR" fo:font-style="normal" fo:font-weight="bold" style:font-style-asian="normal" style:font-weight-asian="bold" style:font-name-complex="Times New Roman" style:font-weight-complex="normal"/>
    </style:style>
    <style:style style:name="T104" style:family="text">
      <style:text-properties fo:language="tr" fo:country="TR" fo:font-style="normal" fo:font-weight="normal" style:font-style-asian="normal" style:font-weight-asian="normal" style:font-name-complex="Times New Roman" style:font-weight-complex="normal"/>
    </style:style>
    <style:style style:name="T105" style:family="text">
      <style:text-properties fo:language="tr" fo:country="TR" fo:font-style="normal" fo:font-weight="normal" officeooo:rsid="004c1294" style:font-style-asian="normal" style:font-weight-asian="normal" style:font-name-complex="Times New Roman" style:font-weight-complex="normal"/>
    </style:style>
    <style:style style:name="T106" style:family="text">
      <style:text-properties fo:language="tr" fo:country="TR" style:font-name-complex="Times New Roman"/>
    </style:style>
    <style:style style:name="T107" style:family="text">
      <style:text-properties fo:language="tr" fo:country="TR" officeooo:rsid="00172ad1" style:font-name-complex="Times New Roman"/>
    </style:style>
    <style:style style:name="T108" style:family="text">
      <style:text-properties fo:language="tr" fo:country="TR" officeooo:rsid="0043c25c" style:font-name-complex="Times New Roman"/>
    </style:style>
    <style:style style:name="T109" style:family="text">
      <style:text-properties fo:language="tr" fo:country="TR" officeooo:rsid="004c1294" style:font-name-complex="Times New Roman"/>
    </style:style>
    <style:style style:name="T110" style:family="text">
      <style:text-properties fo:language="tr" fo:country="TR" officeooo:rsid="00b0e99e" style:font-name-complex="Times New Roman"/>
    </style:style>
    <style:style style:name="T111" style:family="text">
      <style:text-properties officeooo:rsid="002b0bb3"/>
    </style:style>
    <style:style style:name="T112" style:family="text">
      <style:text-properties style:language-asian="tr" style:country-asian="TR" style:font-name-complex="Times New Roman1"/>
    </style:style>
    <style:style style:name="T113" style:family="text">
      <style:text-properties officeooo:rsid="00172ad1" style:language-asian="tr" style:country-asian="TR" style:font-name-complex="Times New Roman1"/>
    </style:style>
    <style:style style:name="T114" style:family="text">
      <style:text-properties officeooo:rsid="002bcdb2" style:language-asian="tr" style:country-asian="TR" style:font-name-complex="Times New Roman1"/>
    </style:style>
    <style:style style:name="T115" style:family="text">
      <style:text-properties officeooo:rsid="00310090" style:language-asian="tr" style:country-asian="TR" style:font-name-complex="Times New Roman1"/>
    </style:style>
    <style:style style:name="T116" style:family="text">
      <style:text-properties officeooo:rsid="0033b636" style:language-asian="tr" style:country-asian="TR" style:font-name-complex="Times New Roman1"/>
    </style:style>
    <style:style style:name="T117" style:family="text">
      <style:text-properties officeooo:rsid="003aa60a" style:language-asian="tr" style:country-asian="TR" style:font-name-complex="Times New Roman1"/>
    </style:style>
    <style:style style:name="T118" style:family="text">
      <style:text-properties officeooo:rsid="0013e64a" style:language-asian="tr" style:country-asian="TR" style:font-name-complex="Times New Roman1"/>
    </style:style>
    <style:style style:name="T119" style:family="text">
      <style:text-properties officeooo:rsid="003b129e" style:language-asian="tr" style:country-asian="TR" style:font-name-complex="Times New Roman1"/>
    </style:style>
    <style:style style:name="T120" style:family="text">
      <style:text-properties officeooo:rsid="0022f6e7" style:language-asian="tr" style:country-asian="TR" style:font-name-complex="Times New Roman1"/>
    </style:style>
    <style:style style:name="T121" style:family="text">
      <style:text-properties officeooo:rsid="003c9814" style:language-asian="tr" style:country-asian="TR" style:font-name-complex="Times New Roman1"/>
    </style:style>
    <style:style style:name="T122" style:family="text">
      <style:text-properties officeooo:rsid="003d13be" style:language-asian="tr" style:country-asian="TR" style:font-name-complex="Times New Roman1"/>
    </style:style>
    <style:style style:name="T123" style:family="text">
      <style:text-properties officeooo:rsid="003d6035" style:language-asian="tr" style:country-asian="TR" style:font-name-complex="Times New Roman1"/>
    </style:style>
    <style:style style:name="T124" style:family="text">
      <style:text-properties officeooo:rsid="00467d30" style:language-asian="tr" style:country-asian="TR" style:font-name-complex="Times New Roman1"/>
    </style:style>
    <style:style style:name="T125" style:family="text">
      <style:text-properties officeooo:rsid="004958df" style:language-asian="tr" style:country-asian="TR" style:font-name-complex="Times New Roman1"/>
    </style:style>
    <style:style style:name="T126" style:family="text">
      <style:text-properties officeooo:rsid="004e8cf1" style:language-asian="tr" style:country-asian="TR" style:font-name-complex="Times New Roman1"/>
    </style:style>
    <style:style style:name="T127" style:family="text">
      <style:text-properties officeooo:rsid="00455e00" style:language-asian="tr" style:country-asian="TR" style:font-name-complex="Times New Roman1"/>
    </style:style>
    <style:style style:name="T128" style:family="text">
      <style:text-properties officeooo:rsid="001c4bd1" style:language-asian="tr" style:country-asian="TR" style:font-name-complex="Times New Roman1"/>
    </style:style>
    <style:style style:name="T129" style:family="text">
      <style:text-properties officeooo:rsid="0047d350" style:language-asian="tr" style:country-asian="TR" style:font-name-complex="Times New Roman1"/>
    </style:style>
    <style:style style:name="T130" style:family="text">
      <style:text-properties officeooo:rsid="0016608b" style:language-asian="tr" style:country-asian="TR" style:font-name-complex="Times New Roman1"/>
    </style:style>
    <style:style style:name="T131" style:family="text">
      <style:text-properties officeooo:rsid="00348da0" style:language-asian="tr" style:country-asian="TR" style:font-name-complex="Times New Roman1"/>
    </style:style>
    <style:style style:name="T132" style:family="text">
      <style:text-properties officeooo:rsid="006bae34" style:language-asian="tr" style:country-asian="TR" style:font-name-complex="Times New Roman1"/>
    </style:style>
    <style:style style:name="T133" style:family="text">
      <style:text-properties officeooo:rsid="008f180f" style:language-asian="tr" style:country-asian="TR" style:font-name-complex="Times New Roman1"/>
    </style:style>
    <style:style style:name="T134" style:family="text">
      <style:text-properties officeooo:rsid="0097ef5f" style:language-asian="tr" style:country-asian="TR" style:font-name-complex="Times New Roman1"/>
    </style:style>
    <style:style style:name="T135" style:family="text">
      <style:text-properties officeooo:rsid="002b0bb3" style:language-asian="tr" style:country-asian="TR" style:font-name-complex="Times New Roman1"/>
    </style:style>
    <style:style style:name="T136" style:family="text">
      <style:text-properties officeooo:rsid="001ab6fb" style:language-asian="tr" style:country-asian="TR" style:font-name-complex="Times New Roman1"/>
    </style:style>
    <style:style style:name="T137" style:family="text">
      <style:text-properties officeooo:rsid="00875977" style:language-asian="tr" style:country-asian="TR" style:font-name-complex="Times New Roman1"/>
    </style:style>
    <style:style style:name="T138" style:family="text">
      <style:text-properties officeooo:rsid="00512536" style:language-asian="tr" style:country-asian="TR" style:font-name-complex="Times New Roman1"/>
    </style:style>
    <style:style style:name="T139" style:family="text">
      <style:text-properties officeooo:rsid="0013588f" style:language-asian="tr" style:country-asian="TR" style:font-name-complex="Times New Roman1"/>
    </style:style>
    <style:style style:name="T140" style:family="text">
      <style:text-properties officeooo:rsid="00443595" style:language-asian="tr" style:country-asian="TR" style:font-name-complex="Times New Roman1"/>
    </style:style>
    <style:style style:name="T141" style:family="text">
      <style:text-properties officeooo:rsid="0014c035" style:language-asian="tr" style:country-asian="TR" style:font-name-complex="Times New Roman1"/>
    </style:style>
    <style:style style:name="T142" style:family="text">
      <style:text-properties officeooo:rsid="006fa4e9" style:language-asian="tr" style:country-asian="TR" style:font-name-complex="Times New Roman1"/>
    </style:style>
    <style:style style:name="T143" style:family="text">
      <style:text-properties officeooo:rsid="004a1f33" style:language-asian="tr" style:country-asian="TR" style:font-name-complex="Times New Roman1"/>
    </style:style>
    <style:style style:name="T144" style:family="text">
      <style:text-properties officeooo:rsid="005e4a91" style:language-asian="tr" style:country-asian="TR" style:font-name-complex="Times New Roman1"/>
    </style:style>
    <style:style style:name="T145" style:family="text">
      <style:text-properties officeooo:rsid="00a43a1d" style:language-asian="tr" style:country-asian="TR" style:font-name-complex="Times New Roman1"/>
    </style:style>
    <style:style style:name="T146" style:family="text">
      <style:text-properties officeooo:rsid="00a7f9fb" style:language-asian="tr" style:country-asian="TR" style:font-name-complex="Times New Roman1"/>
    </style:style>
    <style:style style:name="T147" style:family="text">
      <style:text-properties officeooo:rsid="00b32608" style:language-asian="tr" style:country-asian="TR" style:font-name-complex="Times New Roman1"/>
    </style:style>
    <style:style style:name="T148" style:family="text">
      <style:text-properties officeooo:rsid="00b9f0a8" style:language-asian="tr" style:country-asian="TR" style:font-name-complex="Times New Roman1"/>
    </style:style>
    <style:style style:name="T149" style:family="text">
      <style:text-properties style:language-asian="tr" style:country-asian="TR" style:font-name-complex="Tahoma"/>
    </style:style>
    <style:style style:name="T150" style:family="text">
      <style:text-properties officeooo:rsid="003b129e" style:language-asian="tr" style:country-asian="TR" style:font-name-complex="Tahoma"/>
    </style:style>
    <style:style style:name="T151" style:family="text">
      <style:text-properties officeooo:rsid="004958df" style:language-asian="tr" style:country-asian="TR" style:font-name-complex="Tahoma"/>
    </style:style>
    <style:style style:name="T152" style:family="text">
      <style:text-properties officeooo:rsid="006bae34" style:language-asian="tr" style:country-asian="TR" style:font-name-complex="Tahoma"/>
    </style:style>
    <style:style style:name="T153" style:family="text">
      <style:text-properties officeooo:rsid="00374a74" style:language-asian="tr" style:country-asian="TR"/>
    </style:style>
    <style:style style:name="T154" style:family="text">
      <style:text-properties officeooo:rsid="0014a809" style:language-asian="tr" style:country-asian="TR"/>
    </style:style>
    <style:style style:name="T155" style:family="text">
      <style:text-properties officeooo:rsid="00347560"/>
    </style:style>
    <style:style style:name="T156" style:family="text">
      <style:text-properties officeooo:rsid="00348da0"/>
    </style:style>
    <style:style style:name="T157" style:family="text">
      <style:text-properties officeooo:rsid="0043c25c"/>
    </style:style>
    <style:style style:name="T158" style:family="text">
      <style:text-properties officeooo:rsid="00443595"/>
    </style:style>
    <style:style style:name="T159" style:family="text">
      <style:text-properties officeooo:rsid="0047d350"/>
    </style:style>
    <style:style style:name="T160" style:family="text">
      <style:text-properties fo:font-style="italic" style:text-underline-style="solid" style:text-underline-width="auto" style:text-underline-color="font-color" fo:font-weight="bold" style:font-style-asian="italic" style:font-weight-asian="bold"/>
    </style:style>
    <style:style style:name="T16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65"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6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69"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70" style:family="text">
      <style:text-properties fo:font-style="italic" fo:font-weight="bold" officeooo:rsid="00b9f0a8" style:language-asian="tr" style:country-asian="TR" style:font-style-asian="italic" style:font-weight-asian="bold" style:font-name-complex="Times New Roman1" style:font-style-complex="italic" style:font-weight-complex="bold"/>
    </style:style>
    <style:style style:name="T171"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2"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73"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74"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75" style:family="text">
      <style:text-properties fo:font-style="italic" fo:font-weight="normal" officeooo:rsid="00b32608" style:language-asian="tr" style:country-asian="TR" style:font-style-asian="italic" style:font-weight-asian="normal" style:font-name-complex="Times New Roman1" style:font-style-complex="italic" style:font-weight-complex="normal"/>
    </style:style>
    <style:style style:name="T176" style:family="text">
      <style:text-properties fo:font-style="italic" fo:font-weight="normal" officeooo:rsid="00b9f0a8" style:language-asian="tr" style:country-asian="TR" style:font-style-asian="italic" style:font-weight-asian="normal" style:font-name-complex="Times New Roman1" style:font-style-complex="italic" style:font-weight-complex="normal"/>
    </style:style>
    <style:style style:name="T177" style:family="text">
      <style:text-properties fo:font-style="italic" fo:font-weight="normal" style:language-asian="tr" style:country-asian="TR" style:font-style-asian="italic" style:font-weight-asian="normal" style:font-name-complex="Times New Roman1" style:font-weight-complex="normal"/>
    </style:style>
    <style:style style:name="T178"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9" style:family="text">
      <style:text-properties fo:font-style="italic" style:font-style-asian="italic" style:font-style-complex="italic"/>
    </style:style>
    <style:style style:name="T180" style:family="text">
      <style:text-properties fo:font-style="italic" officeooo:rsid="00a43a1d" style:font-style-asian="italic" style:font-style-complex="italic"/>
    </style:style>
    <style:style style:name="T181" style:family="text">
      <style:text-properties fo:font-style="italic" style:language-asian="tr" style:country-asian="TR" style:font-style-asian="italic" style:font-name-complex="Times New Roman1" style:font-style-complex="italic"/>
    </style:style>
    <style:style style:name="T182" style:family="text">
      <style:text-properties fo:font-style="italic" officeooo:rsid="00496a67" style:language-asian="tr" style:country-asian="TR" style:font-style-asian="italic" style:font-name-complex="Times New Roman1" style:font-style-complex="italic" style:font-weight-complex="normal"/>
    </style:style>
    <style:style style:name="T183" style:family="text">
      <style:text-properties fo:font-style="italic" officeooo:rsid="002b0bb3" style:language-asian="tr" style:country-asian="TR" style:font-style-asian="italic" style:font-name-complex="Times New Roman1" style:font-style-complex="italic" style:font-weight-complex="normal"/>
    </style:style>
    <style:style style:name="T184" style:family="text">
      <style:text-properties fo:font-style="italic" officeooo:rsid="003b129e" style:language-asian="tr" style:country-asian="TR" style:font-style-asian="italic" style:font-name-complex="Times New Roman1" style:font-style-complex="italic"/>
    </style:style>
    <style:style style:name="T185" style:family="text">
      <style:text-properties fo:font-style="italic" officeooo:rsid="005192be" style:language-asian="tr" style:country-asian="TR" style:font-style-asian="italic" style:font-name-complex="Times New Roman1" style:font-style-complex="italic"/>
    </style:style>
    <style:style style:name="T186" style:family="text">
      <style:text-properties fo:font-style="italic" officeooo:rsid="0047d350" style:language-asian="tr" style:country-asian="TR" style:font-style-asian="italic" style:font-name-complex="Times New Roman1" style:font-style-complex="italic"/>
    </style:style>
    <style:style style:name="T187" style:family="text">
      <style:text-properties fo:font-style="italic" officeooo:rsid="005915ab" style:language-asian="tr" style:country-asian="TR" style:font-style-asian="italic" style:font-name-complex="Times New Roman1" style:font-style-complex="italic"/>
    </style:style>
    <style:style style:name="T188" style:family="text">
      <style:text-properties fo:font-style="italic" officeooo:rsid="00b32608" style:language-asian="tr" style:country-asian="TR" style:font-style-asian="italic" style:font-name-complex="Times New Roman1" style:font-style-complex="italic"/>
    </style:style>
    <style:style style:name="T189" style:family="text">
      <style:text-properties fo:font-style="italic" officeooo:rsid="00b9f0a8" style:language-asian="tr" style:country-asian="TR" style:font-style-asian="italic" style:font-name-complex="Times New Roman1" style:font-style-complex="italic"/>
    </style:style>
    <style:style style:name="T190" style:family="text">
      <style:text-properties fo:font-style="italic" officeooo:rsid="00bb0e64" style:language-asian="tr" style:country-asian="TR" style:font-style-asian="italic" style:font-name-complex="Times New Roman1" style:font-style-complex="italic"/>
    </style:style>
    <style:style style:name="T191"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2" style:family="text">
      <style:text-properties officeooo:rsid="004c1294"/>
    </style:style>
    <style:style style:name="T193" style:family="text">
      <style:text-properties officeooo:rsid="004d17d8"/>
    </style:style>
    <style:style style:name="T194" style:family="text">
      <style:text-properties officeooo:rsid="005079a5"/>
    </style:style>
    <style:style style:name="T195" style:family="text">
      <style:text-properties officeooo:rsid="006bae34"/>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6bae34"/>
    </style:style>
    <style:style style:name="T198" style:family="text">
      <style:text-properties officeooo:rsid="008676e7"/>
    </style:style>
    <style:style style:name="T19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01" style:family="text">
      <style:text-properties officeooo:rsid="0097ef5f"/>
    </style:style>
    <style:style style:name="T202" style:family="text">
      <style:text-properties officeooo:rsid="00a09823"/>
    </style:style>
    <style:style style:name="T203" style:family="text">
      <style:text-properties officeooo:rsid="00a43a1d"/>
    </style:style>
    <style:style style:name="T204" style:family="text">
      <style:text-properties style:font-name="Abyssinica SIL" style:language-asian="tr" style:country-asian="TR" style:font-name-complex="Times New Roman1"/>
    </style:style>
    <style:style style:name="T205" style:family="text">
      <style:text-properties style:font-name="Abyssinica SIL" officeooo:rsid="0013e64a" style:language-asian="tr" style:country-asian="TR" style:font-name-complex="Times New Roman1"/>
    </style:style>
    <style:style style:name="T206" style:family="text">
      <style:text-properties style:font-name="Abyssinica SIL" officeooo:rsid="003c3a02" style:language-asian="tr" style:country-asian="TR" style:font-name-complex="Times New Roman1"/>
    </style:style>
    <style:style style:name="T207" style:family="text">
      <style:text-properties style:font-name="Abyssinica SIL" officeooo:rsid="004958df" style:language-asian="tr" style:country-asian="TR" style:font-name-complex="Times New Roman1"/>
    </style:style>
    <style:style style:name="T208" style:family="text">
      <style:text-properties style:font-name="Abyssinica SIL"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09" style:family="text">
      <style:text-properties style:font-name="Abyssinica SIL"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10" style:family="text">
      <style:text-properties style:font-name="Abyssinica SIL"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11" style:family="text">
      <style:text-properties officeooo:rsid="0078c540"/>
    </style:style>
    <style:style style:name="T212" style:family="text">
      <style:text-properties officeooo:rsid="00b0e99e"/>
    </style:style>
    <style:style style:name="T213" style:family="text">
      <style:text-properties officeooo:rsid="00b1d6f4"/>
    </style:style>
    <style:style style:name="T214" style:family="text">
      <style:text-properties officeooo:rsid="00b32608"/>
    </style:style>
    <style:style style:name="T215" style:family="text">
      <style:text-properties officeooo:rsid="00b3f9ce"/>
    </style:style>
    <style:style style:name="T216" style:family="text">
      <style:text-properties fo:font-size="12pt" officeooo:rsid="00b32608" style:font-size-asian="12pt" style:font-size-complex="12pt"/>
    </style:style>
    <style:style style:name="T217" style:family="text">
      <style:text-properties fo:font-size="12pt" officeooo:rsid="00a43a1d" style:font-size-asian="12pt" style:font-size-complex="12pt"/>
    </style:style>
    <style:style style:name="T218" style:family="text">
      <style:text-properties officeooo:rsid="00b8b0f5"/>
    </style:style>
    <style:style style:name="T219"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20"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21"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22"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23"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24"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25"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26"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27" style:family="text">
      <style:text-properties style:font-name="Chilanka" fo:font-size="12pt" style:font-size-asian="12pt" style:language-asian="tr" style:country-asian="TR" style:font-name-complex="Times New Roman1" style:font-size-complex="12pt"/>
    </style:style>
    <style:style style:name="T228" style:family="text">
      <style:text-properties style:font-name="Chilanka" fo:font-size="12pt" officeooo:rsid="00c5822c" style:font-size-asian="12pt" style:language-asian="tr" style:country-asian="TR" style:font-name-complex="Times New Roman1" style:font-size-complex="12pt"/>
    </style:style>
    <style:style style:name="T229" style:family="text">
      <style:text-properties style:font-name="Chilanka" fo:font-size="12pt" officeooo:rsid="00c5d15f" style:font-size-asian="12pt" style:language-asian="tr" style:country-asian="TR" style:font-name-complex="Times New Roman1" style:font-size-complex="12pt"/>
    </style:style>
    <style:style style:name="T230"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31" style:family="text">
      <style:text-properties officeooo:rsid="00d55402"/>
    </style:style>
    <style:style style:name="T232" style:family="text">
      <style:text-properties officeooo:rsid="00cddedd"/>
    </style:style>
    <style:style style:name="T233" style:family="text">
      <style:text-properties officeooo:rsid="00b9f0a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BELİRLİ SÜRELİ KİRA SÖZLEŞMESİ</text:p>
      <text:p text:style-name="P37"><text:span text:style-name="T29">MADDE </text:span><text:span text:style-name="T30">1<text:tab/></text:span><text:span text:style-name="T60">Tanım</text:span><text:span text:style-name="T67">lar</text:span><text:span text:style-name="T60">:</text:span><text:span text:style-name="T75"> </text:span><text:span text:style-name="T76">İ</text:span><text:span text:style-name="T77">şbu sözleşmede adı geçen; </text:span><text:span text:style-name="T61">Kiraya veren</text:span><text:span text:style-name="T76">; </text:span><text:span text:style-name="T79">mecurun</text:span><text:span text:style-name="T76"> sahibi</text:span><text:span text:style-name="T77">ni</text:span><text:span text:style-name="T76"> ve/veya vekili</text:span><text:span text:style-name="T77">ni</text:span><text:span text:style-name="T76">, </text:span><text:span text:style-name="T61">Kiracı;</text:span><text:span text:style-name="T86"> </text:span><text:span text:style-name="T89">mecuru</text:span><text:span text:style-name="T86"> kiralama hak</text:span><text:span text:style-name="T88">k</text:span><text:span text:style-name="T86">ını belirli bir ücret karşılığında </text:span><text:span text:style-name="T89">belirli bir süre</text:span><text:span text:style-name="T86"> kabul <text:s/>eden gerçek veya tüzel kişi</text:span><text:span text:style-name="T87">yi</text:span><text:span text:style-name="T77"> ifade eder. </text:span><text:span text:style-name="T3">İşbu k</text:span>ira sözleşme<text:span text:style-name="T202">yle</text:span>, kiraya veren , <text:span text:style-name="T24">bu sözleşmede özellikleri belirtilen mecurun</text:span> kullanı<text:span text:style-name="T158">mını,</text:span> <text:span text:style-name="T157">belli bir süre için, belirlenen fiyatla</text:span> kiracıya bırak<text:span text:style-name="T202">ır</text:span>.</text:p>
      <text:p text:style-name="P57"><text:span text:style-name="T102">M</text:span><text:span text:style-name="T100">ADDE </text:span><text:span text:style-name="T101">2<text:tab/></text:span><text:span text:style-name="T103">Kira süresi:</text:span><text:span text:style-name="T104"> </text:span><text:span text:style-name="T105">İşbu s</text:span><text:span text:style-name="T106">özleşme, belirli süre</text:span><text:span text:style-name="T108">lidir</text:span><text:span text:style-name="T107"> ve <text:s/>k</text:span><text:span text:style-name="T106">ararlaştırılan sürenin </text:span><text:span text:style-name="T110">sonunda</text:span><text:span text:style-name="T106"> herhangi bir bildirim olmaksızın, </text:span><text:span text:style-name="T109"><text:s/>sözleşmeden doğan haklar saklı kalmak şartıyla,</text:span><text:span text:style-name="T106"> sona ere</text:span><text:span text:style-name="T107">r. </text:span></text:p>
      <text:p text:style-name="P38"><text:span text:style-name="T35">M</text:span><text:span text:style-name="T29">ADDE 3 <text:tab/></text:span><text:span text:style-name="T68">Vergi ve benzeri yükümlülüklere katlanma borcu : </text:span>Kiralanana <text:span text:style-name="T192">ait, kültür, arsa, bina vergileri kiraya veren ;</text:span> <text:span text:style-name="T194">kira stopaj </text:span>vergi<text:span text:style-name="T59">si, çevre temizlik vergisi </text:span>ve benzeri yükümlülükler <text:span text:style-name="T24">kiracı tarafından ödenecektir. </text:span><text:span text:style-name="T113">Kiracı elektrik, su, </text:span><text:span text:style-name="T115">aidat</text:span><text:span text:style-name="T113"> vb. abone gerektiren işlemlerde, kira başlangıcında abonelikleri üzerine alacaktır ve kira müddeti boyunca bu </text:span><text:span text:style-name="T116">aboneliklere ait</text:span><text:span text:style-name="T113"> giderler kiracıya aittir.</text:span></text:p>
      <text:p text:style-name="P37"><text:span text:style-name="T29">MADDE </text:span><text:span text:style-name="T30">4 <text:tab/></text:span><text:span text:style-name="T69">Yan giderlere katlanma borcu</text:span><text:span text:style-name="T29"> : </text:span>Kira<text:span text:style-name="T24">cı</text:span>, kiralananın kullanımıyla ilgili olmak üzere, kendisi veya üçüncü kişi tarafından yapılan yan giderlere katlanmakla yükümlüdür.</text:p>
      <text:p text:style-name="P39"><text:span text:style-name="T29">MADDE </text:span><text:span text:style-name="T30">5<text:tab/></text:span><text:span text:style-name="T69">Kiralananın teslim anında </text:span><text:span text:style-name="T72">ve </text:span><text:span text:style-name="T69">sonra</text:span><text:span text:style-name="T72">sı</text:span><text:span text:style-name="T69"> ayıplı hâle gelmesinden sorumluluk</text:span><text:span text:style-name="T29"> <text:tab/></text:span></text:p>
      <text:list xml:id="list2538732319" text:style-name="WWNum3">
        <text:list-header>
          <text:p text:style-name="P82"><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xt:span><text:span text:style-name="T19">olduğu şekliyle</text:span><text:span text:style-name="T11">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4">Kiracının, mecurun teslimi sonrası, kendi ihtiyaçları doğrultusunda ortaya çıkabilecek ve eksik olarak tanımlayacağı şeylerin sorumluluğu kiracıya aittir. </text:span></text:p>
        </text:list-header>
      </text:list>
      <text:p text:style-name="P37"><text:span text:style-name="T29">MADDE </text:span><text:span text:style-name="T34">6</text:span><text:span text:style-name="T30"><text:tab/></text:span><text:span text:style-name="T69">Kira bedelinin indirilmesi</text:span><text:span text:style-name="T29"> : </text:span>Kiracı, <text:span text:style-name="T25">kira süresi boyunca ve sonrasında, sözleşmede belirlenen kira bedelinde, mucbir sebepler dahil, herhangi bir sebeple </text:span>indirim yapılmasını isteye<text:span text:style-name="T25">mez</text:span>. <text:span text:style-name="T212">İşbu sözleşme pandemi koşulları göz önünde bulundurularak imzalanmıştır.</text:span></text:p>
      <text:p text:style-name="P37"><text:span text:style-name="T29">MADDE </text:span><text:span text:style-name="T36">7</text:span><text:span text:style-name="T30"><text:tab/></text:span><text:span text:style-name="T69">Kira bedelini ödeme borcu,</text:span><text:span text:style-name="T29"> </text:span><text:span text:style-name="T33">ifa zamanı, kiracının temerrüdü</text:span><text:span text:style-name="T29"><text:tab/><text:tab/></text:span></text:p>
      <text:list xml:id="list181956088392104" text:continue-numbering="true" text:style-name="WWNum3">
        <text:list-header>
          <text:p text:style-name="P84"><text:span text:style-name="T135">Kira bedeli nettir. <text:s/></text:span><text:span text:style-name="T112">Sözleşme</text:span><text:span text:style-name="T135">de</text:span><text:span text:style-name="T112"> </text:span><text:span text:style-name="T135">belirtilen kira bedeli</text:span><text:span text:style-name="T112">, vergiler düşüldükten sonra </text:span><text:span text:style-name="T135">kiralayana </text:span><text:span text:style-name="T112">ödene</text:span><text:span text:style-name="T135">cek</text:span><text:span text:style-name="T112"> </text:span><text:span text:style-name="T116">net </text:span><text:span text:style-name="T112">miktardır. </text:span><text:span text:style-name="T135">Kira stopaj vergisi kiracı tarafından, </text:span><text:span text:style-name="T116">kiraya veren adına </text:span><text:span text:style-name="T135">ödenecektir. Her türlü resim vergi ve harçlar, ÇTV, stopaj vergisi ve kira süresi içerisinde ortaya çıkabilecek her türlü resmi ödemeler, vergi ve harçlar kiracı tarafından ödenecektir.</text:span><text:span text:style-name="T112"> Kiracı, kira bedelini </text:span><text:span text:style-name="T136">( kira bedeli aylık ödemeli yapılacaksa her ayın </text:span><text:span text:style-name="T137">1</text:span><text:span text:style-name="T138">. günü</text:span><text:span text:style-name="T136"> peşin </text:span><text:span text:style-name="T137">olarak</text:span><text:span text:style-name="T136"> )</text:span><text:span text:style-name="T112"> ve yan giderleri,</text:span><text:span text:style-name="T136"> </text:span><text:span text:style-name="T137">peşin </text:span><text:span text:style-name="T112">ödemekle yükümlüdür. </text:span><text:span text:style-name="T123">Ki</text:span><text:span text:style-name="T136">ra ödemeleri kiraya verene ait banka hesabına yatırılacaktır. </text:span><text:span text:style-name="T112">İşbu sö</text:span><text:span text:style-name="T139">z</text:span><text:span text:style-name="T112">leşme</text:span><text:span text:style-name="T119">de belirlenen</text:span><text:span text:style-name="T112"> kira bedeli</text:span><text:span text:style-name="T119">nin ödeme vadesi </text:span><text:span text:style-name="T122">sözleşme düzenleme </text:span><text:span text:style-name="T119">tarihidir.</text:span><text:span text:style-name="T112"> Ödeme çek veya senet ile taahhüt edilmiş ise ödemenin zamanında <text:s/>ödenmemesi durumunda, </text:span><text:span text:style-name="T199">müteakip bonolarda muacceliyet kesbedece</text:span><text:span text:style-name="T200">k</text:span><text:span text:style-name="T199">,</text:span><text:span text:style-name="T112"> </text:span><text:span text:style-name="T122">çek veya senedin ödeme vadesi, sözleşme düzenleme tarihi olarak kabul edilecektir </text:span><text:span text:style-name="T140">ve</text:span><text:span text:style-name="T122"> </text:span><text:span text:style-name="T112"><text:s/></text:span><text:span text:style-name="T140">k</text:span><text:span text:style-name="T122">iracı </text:span><text:span text:style-name="T140">geçmiş ve </text:span><text:span text:style-name="T122">o</text:span><text:span text:style-name="T112">turduğu süreye ait kira borcunu, </text:span><text:span text:style-name="T119">geçen her gün için, yıllık kira bedelinin yüzde </text:span><text:span text:style-name="T122">biri</text:span><text:span text:style-name="T119"> oranında </text:span><text:span text:style-name="T122">(%1)</text:span><text:span text:style-name="T119"> </text:span><text:span text:style-name="T121">günlük </text:span><text:span text:style-name="T119">ceza bedeli </text:span><text:span text:style-name="T122">ile birlikte</text:span><text:span text:style-name="T119"> ödemeyi</text:span><text:span text:style-name="T112"> peşinen kabul ve taahhüt eder.</text:span></text:p>
        </text:list-header>
      </text:list>
      <text:p text:style-name="P37"><text:span text:style-name="T29">MADDE </text:span><text:span text:style-name="T37">8</text:span><text:span text:style-name="T31"><text:tab/></text:span><text:span text:style-name="T70">Temizlik ve bakım giderlerini ödeme borcu</text:span> : Kiracı, kiralananın olağan kullanımı için gerekli temizlik, bakım <text:span text:style-name="T212">vb.</text:span> giderleri ödemekle yükümlüdür.</text:p>
      <text:p text:style-name="P37"><text:span text:style-name="T29">MADDE </text:span><text:span text:style-name="T37">9</text:span><text:span text:style-name="T31"><text:tab/></text:span><text:span text:style-name="T34">K</text:span><text:span text:style-name="T7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6">önce kiracıya bildirmek ve bunların </text:span>yapıldığı sırada kiracının yararlarını göz önünde tutmak zorundadır. </text:p>
      <text:p text:style-name="P48"><text:span text:style-name="T29">MADD</text:span><text:span text:style-name="T39">E 10 </text:span><text:span text:style-name="T62">Kira</text:span><text:span text:style-name="T70">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8">Kiracı, <text:span text:style-name="T193">mecurda bir değişiklik yapmak isterse bu ek bir sözleşme ile belirlenmelidir.</text:span> Kiracı, kiraya verenin rızasıyla yaptığı yenilik ve değişiklikler sebebiyle kiralananda ortaya çıka<text:span text:style-name="T193">bilecek</text:span> </text:p>
      <text:p text:style-name="P20"/>
      <text:p text:style-name="P20">KİRAYA VEREN<text:tab/>KİRACI<text:tab/>ŞAHİT-KEFİL</text:p>
      <text:p text:style-name="P21"><text:tab/><text:tab/><text:tab/><text:tab/><text:tab/><text:tab/><text:span text:style-name="T214">Merdal KİPEL<text:tab/><text:tab/><text:tab/><text:tab/>Umut BOYRAZ<text:tab/><text:tab/><text:tab/><text:tab/><text:tab/><text:tab/>246 3555 1720</text:span></text:p>
      <text:p text:style-name="P48"><text:soft-page-break/><text:span text:style-name="T112">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7">Aksi bir sözleşme ile kararlaştır</text:span><text:span text:style-name="T133">ı</text:span><text:span text:style-name="T117">lmamışsa, </text:span><text:span text:style-name="T114">Kiracı, kira bitiminde yaptığı bu tip imalatları sökemez, çıkaramaz, kıramaz. Kiracı bu tip imalatları sağlam olarak kiraya verene teslim etmekle yükümlüdür. </text:span></text:p>
      <text:p text:style-name="P37"><text:span text:style-name="T39">MADDE 11</text:span><text:span text:style-name="T31"><text:tab/></text:span><text:span text:style-name="T70">Alt kira ve kullanım hakkının devri, </text:span><text:span text:style-name="T62">Kira ilişkisinin devri</text:span><text:span text:style-name="T29"> : </text:span>Kiracı, kiraya verenin yazılı rızası olmadıkça, kiralananı başkasına kiralayamayacağı gibi, kullanım hakkını da, kira ilişkisini <text:span text:style-name="T158">de</text:span> başkasına devredemez. </text:p>
      <text:p text:style-name="P37"><text:span text:style-name="T29">MADDE </text:span><text:span text:style-name="T31">1</text:span><text:span text:style-name="T38">2</text:span><text:span text:style-name="T31"><text:tab/></text:span><text:span text:style-name="T70">Kiralananın kullanılmaması</text:span><text:span text:style-name="T29"> :</text:span><text:span text:style-name="T2"> </text:span><text:span text:style-name="T8">Normal veya mucbir bir sebeple, m</text:span><text:span text:style-name="T6">ecur</text:span> kullanılmasa veya sınırlı olarak kullanılsa bile kiracı, kira bedelini ödemekle yükümlüdür. <text:span text:style-name="T201">İşbu sözleşme pandemi koşulları göz önünde bulundurularak düzenlenmiştir.</text:span></text:p>
      <text:p text:style-name="P37"><text:span text:style-name="T29">MADDE </text:span><text:span text:style-name="T34">1</text:span><text:span text:style-name="T38">3</text:span><text:span text:style-name="T31"><text:tab/></text:span><text:span text:style-name="T70">Kiralananın sözleşmenin bitiminden önce geri verilmesi</text:span><text:span text:style-name="T29"> <text:s/>: </text:span>Kiracı, sözleşme süresine veya fesih dönemine uymaksızın kiralananı geri verdiği takdirde, kira sözleşmesinden doğan borçları, <text:span text:style-name="T26">sözleşme bitim süresine kadar olan dönem boyunca devam eder. Bu gibi durumlarda kiracı, kiralananı başkasına devredemez. Kiraya veren, k</text:span>iralananın <text:span text:style-name="T155">güncel</text:span> koşullarla kiraya verilebileceği <text:span text:style-name="T26">yeni bir kiracı bulması </text:span>h<text:span text:style-name="T201">a</text:span>linde, kiracının kira sözleşmesinden doğan borçları sona erer. <text:s/><text:span text:style-name="T201">Kiracı sözleşmede belirtilen şartlarda, kiralananı kullanmasa bile, kira borcunu ödemekle yükümlüdür.</text:span></text:p>
      <text:p text:style-name="P40"><text:span text:style-name="T29">MADDE </text:span><text:span text:style-name="T34">1</text:span><text:span text:style-name="T38">4</text:span><text:span text:style-name="T31"><text:tab/></text:span><text:span text:style-name="T68">Sözleşmenin sona ermesi</text:span><text:span text:style-name="T2"> : </text:span><text:span text:style-name="T4">İşbu sözleşme, belirli süreli bir sözleşmedir. K</text:span>ira sözleşmesi bu sürenin sonunda kendiliğinden sona erer. <text:span text:style-name="T193">Kiracı kiralananı sözleşme bitim tarihinde boşaltmakla yükümlüdür.</text:span><text:span text:style-name="T85"> </text:span><text:span text:style-name="T96">K</text:span><text:span text:style-name="T93">iracı, </text:span><text:span text:style-name="T96">mecuru boşaltmadığı takdirde, </text:span><text:span text:style-name="T93"><text:s/></text:span><text:span text:style-name="T92">geçmiş ve </text:span><text:span text:style-name="T93">o</text:span><text:span text:style-name="T90">turduğu süreye ait kira borcunu, </text:span><text:span text:style-name="T94">geçen her gün için, yıllık kira bedelinin yüzde </text:span><text:span text:style-name="T93">biri</text:span><text:span text:style-name="T94"> oranında </text:span><text:span text:style-name="T93">(%1)</text:span><text:span text:style-name="T94"> </text:span><text:span text:style-name="T95">günlük </text:span><text:span text:style-name="T94">ceza bedeli </text:span><text:span text:style-name="T93">ile birlikte</text:span><text:span text:style-name="T94"> ödemeyi</text:span><text:span text:style-name="T90"> peşinen kabul ve taahhüt eder.</text:span></text:p>
      <text:p text:style-name="P37"><text:span text:style-name="T29">MADDE </text:span><text:span text:style-name="T34">1</text:span><text:span text:style-name="T38">5</text:span><text:span text:style-name="T29"><text:tab/></text:span><text:span text:style-name="T68">Kiracının iflası </text:span><text:span text:style-name="T73">ve ölümü : </text:span>Kiracı, kiralananın tesliminden sonra iflas eder <text:span text:style-name="T193">veya</text:span> <text:s/>öl<text:span text:style-name="T193">ürse, ö</text:span>len kiracının <text:span text:style-name="T58">mirasçıları ve </text:span>ortakları veya bu ortakların aynı meslek ve sanatı yürüten mirasçıları <text:span text:style-name="T27"><text:s/>kiranın devam etmesine yönelik istekleri, bu sözleşmeye bağlı olarak geçersizdir. </text:span><text:span text:style-name="T78">Kiracının ölümü ile bu sözleşmedeki </text:span><text:span text:style-name="T75">“Kiralananın sözleşmenin bitiminden önce geri verilmesi” </text:span><text:span text:style-name="T78">maddesinde belirtilen şartlar uygulanır. </text:span><text:span text:style-name="T2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41"><text:span text:style-name="T29">MADDE </text:span><text:span text:style-name="T34">1</text:span><text:span text:style-name="T38">6</text:span><text:span text:style-name="T32"><text:tab/></text:span><text:span text:style-name="T71">Kiralananın geri verilmesi</text:span><text:span text:style-name="T29"> <text:tab/>:</text:span><text:span text:style-name="T2"> “</text:span><text:span text:style-name="T80">Kiralananda yenilik ve değişiklik yapılması“ </text:span><text:span text:style-name="T8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5">de</text:span>, sözleşmeye aykırı kullanmadan doğacak zararları giderme<text:span text:style-name="T28">kle yükümlüdür.</text:span> </text:p>
      <text:p text:style-name="P37"><text:span text:style-name="T29">MADDE </text:span><text:span text:style-name="T34">1</text:span><text:span text:style-name="T38">7</text:span><text:span text:style-name="T3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33"/>
      <text:p text:style-name="P19">KİRAYA VEREN<text:tab/>KİRACI<text:tab/>ŞAHİT-KEFİL</text:p>
      <text:p text:style-name="P32"><text:span text:style-name="T145"><text:tab/><text:tab/><text:tab/><text:tab/><text:tab/><text:tab/></text:span><text:span text:style-name="T17">Merdal KİPEL<text:tab/><text:tab/><text:tab/><text:tab/>Umut BOYRAZ<text:tab/><text:tab/><text:tab/><text:tab/><text:tab/><text:tab/>246 3555 1720</text:span></text:p>
      <text:p text:style-name="P42"><text:soft-page-break/><text:span text:style-name="T29">MADDE </text:span><text:span text:style-name="T38">18</text:span><text:span text:style-name="T32"><text:tab/></text:span><text:span text:style-name="T71">Kullanma giderleri</text:span><text:span text:style-name="T29"> : </text:span>Kiracı, ısıtma, aydınlatma ve su gibi kullanma giderlerine katlan<text:span text:style-name="T213">ır ve</text:span> bu giderleri ispat edici belgelerin birer örneğini, istem üzerine diğer tarafa vermek zorundadır. </text:p>
      <text:p text:style-name="P49"><text:span text:style-name="T29">MADDE </text:span><text:span text:style-name="T34">1</text:span><text:span text:style-name="T38">9</text:span><text:span text:style-name="T32"><text:tab/></text:span><text:span text:style-name="T71">Kiracının güvence vermesi</text:span><text:span text:style-name="T29"> <text:tab/>: </text:span><text:span text:style-name="T5">K</text:span>iracı <text:span text:style-name="T215">belirlenen </text:span>güvence <text:span text:style-name="T215">bedelini öder ve tahliyede kiracının herhangi bir borcu olmadığı durumda bu bedel aynı miktarda iade edilir.</text:span></text:p>
      <text:p text:style-name="P43"><text:span text:style-name="T29">MADDE </text:span><text:span text:style-name="T34">2</text:span><text:span text:style-name="T38">0</text:span><text:span text:style-name="T32"> <text:tab/></text:span><text:span text:style-name="T71">Kira </text:span><text:span text:style-name="T74">Yıllık Artış Oranı</text:span><text:span text:style-name="T29"> </text:span><text:span text:style-name="T32">ve </text:span><text:span text:style-name="T71">Belirlenmesi<text:tab/>: </text:span><text:span text:style-name="T57">Bir yıldan uzun süreyle yapılan sözleşmelerde </text:span>uygulanacak <text:span text:style-name="T159">yıllık kira artış oranı</text:span>, <text:span text:style-name="T155">yıllık tüketici </text:span>fiyat endeksin<text:span text:style-name="T155">in (TÜFE)</text:span> <text:span text:style-name="T57">altında olmamak</text:span> koşuluyla <text:span text:style-name="T111">yapılacaktır.</text:span>. </text:p>
      <text:p text:style-name="P44"><text:span text:style-name="T42">MADDE </text:span><text:span text:style-name="T43">2</text:span><text:span text:style-name="T44">1</text:span><text:span text:style-name="T43"> <text:tab/></text:span><text:span text:style-name="T45">Sözleşmenin feshi : </text:span><text:span text:style-name="T112">İşbu sözleşmenin herhangi bir maddesinin ihlali ile </text:span><text:span text:style-name="T126">veya süre bitiminde</text:span><text:span text:style-name="T112">, </text:span><text:span text:style-name="T123">kiraya verenin hakları saklı kalmak şartıyla</text:span><text:span text:style-name="T112"> sözleşme fesh edilir ve kiracı mecuru hiçbir ihtara gerek kalmadan boşaltma</text:span><text:span text:style-name="T127">yı kabul ve taahhüt etmiştir.</text:span><text:span text:style-name="T112">. </text:span></text:p>
      <text:list xml:id="list181956210309678" text:continue-numbering="true" text:style-name="WWNum3">
        <text:list-header>
          <text:p text:style-name="P83"><text:span text:style-name="T42">MADDE </text:span><text:span text:style-name="T43">2</text:span><text:span text:style-name="T44">2</text:span><text:span text:style-name="T45"><text:tab/>Kefil ve şahit : </text:span><text:span text:style-name="T112">Kefil </text:span><text:span text:style-name="T127">ve şahit</text:span><text:span text:style-name="T112">, bu sözleşmeye attığı imza ile, sözleşme şartlarına uyulmaması </text:span><text:span text:style-name="T122">ve/veya bu sözleşmeyle bağlantılı tahliye taahhütnamesi vb. belgeler</text:span><text:span text:style-name="T112"> ile ortaya çıkabilecek her türlü maddi ve manevi zararların karşılanması hususunda, müteselsilen sorumlu olduğunu kabul ve beyan etmiştir. Kefil </text:span><text:span text:style-name="T128">ve Şahit</text:span><text:span text:style-name="T112">, sözleşmeyi imzalayan kişinin, </text:span><text:span text:style-name="T133">s</text:span><text:span text:style-name="T112">özleşmede adı geçen kişi olduğuna şahitlik ettiğini kabul ve beyan e</text:span><text:span text:style-name="T146">tmiştir.</text:span><text:span text:style-name="T112"> </text:span></text:p>
          <text:p text:style-name="P85"><text:span text:style-name="T44">MADDE 23<text:tab/>Yetkili mercii ve tebligat :</text:span><text:span text:style-name="T14"> İşbu </text:span><text:span text:style-name="T127"><text:s/>sözleşmede belirtilen adresler tarafların tebligat adresleri olarak da belirlenmiş olup her türlü tebligatın bu adreslere yapılabileceği taraflarca kabul edilmişti</text:span><text:span text:style-name="T129">r.</text:span><text:span text:style-name="T127"> Taraflar, anlaşmazlık vuku</text:span><text:span text:style-name="T129">unda</text:span><text:span text:style-name="T127">, T.C. Tokat Mahkeme ve İcra Dairelerinin selahiyetini </text:span><text:span text:style-name="T126">şimdiden </text:span><text:span text:style-name="T127">kabul ve beyan etmiştir. </text:span></text:p>
          <text:list>
            <text:list-item>
              <text:list>
                <text:list-item>
                  <text:list>
                    <text:list-item>
                      <text:list>
                        <text:list-item>
                          <text:list>
                            <text:list-item>
                              <text:list>
                                <text:list-header>
                                  <text:p text:style-name="P86"/>
                                  <text:list>
                                    <text:list-header>
                                      <text:p text:style-name="P85"><text:span text:style-name="T112">İşbu akit, </text:span><text:span text:style-name="T129">3</text:span><text:span text:style-name="T130"> sayfa,</text:span><text:span text:style-name="T131"> 2</text:span><text:span text:style-name="T127">3</text:span><text:span text:style-name="T131"> madde </text:span><text:span text:style-name="T127">ve kiraya veren, kiracı, kiralanan ve kira hakkında detaylardan</text:span><text:span text:style-name="T131"> </text:span><text:span text:style-name="T130">oluşur ve </text:span><text:span text:style-name="T129">1</text:span><text:span text:style-name="T112"> nüsha halinde tanzim edilmiş olup, taraflarca </text:span><text:span text:style-name="T127">okunarak, </text:span><text:span text:style-name="T112">kabul edilmiş ve imzalanmıştır.</text:span></text:p>
                                    </text:list-header>
                                  </text:list>
                                </text:list-header>
                              </text:list>
                            </text:list-item>
                          </text:list>
                        </text:list-item>
                      </text:list>
                    </text:list-item>
                  </text:list>
                </text:list-item>
              </text:list>
            </text:list-item>
          </text:list>
        </text:list-header>
      </text:list>
      <text:p text:style-name="P27"/>
      <text:p text:style-name="P46"><text:span text:style-name="T166">Sözleşmenin<text:tab/>:</text:span><text:span text:style-name="T191"> </text:span><text:span text:style-name="T184">Düzenleme Tarihi</text:span><text:span text:style-name="T185"><text:tab/></text:span><text:span text:style-name="T119">: </text:span><text:span text:style-name="T46"><text:s/></text:span><text:span text:style-name="T55">30</text:span><text:span text:style-name="T51"> <text:s/></text:span><text:span text:style-name="T55">Mart</text:span><text:span text:style-name="T47"> </text:span><text:span text:style-name="T46">20</text:span><text:span text:style-name="T48">2</text:span><text:span text:style-name="T55">2</text:span><text:span text:style-name="T46"> <text:s/></text:span><text:span text:style-name="T82"><text:s/><text:tab/></text:span><text:span text:style-name="T83">Düzenleme No: </text:span><text:span text:style-name="T63">20</text:span><text:span text:style-name="T64">2</text:span><text:span text:style-name="T66">20330</text:span><text:span text:style-name="T65">-00</text:span><text:span text:style-name="T66">2</text:span></text:p>
      <text:p text:style-name="P46"><text:span text:style-name="T163">Kiraya Veren<text:tab/>: </text:span><text:span text:style-name="T181">Adı Soyadı</text:span><text:span text:style-name="T112"><text:tab/>: </text:span><text:span text:style-name="T134"><text:tab/><text:tab/></text:span><text:span text:style-name="T112"><text:tab/><text:tab/></text:span><text:span text:style-name="T171">TC Kimlik No</text:span><text:span text:style-name="T10"><text:tab/>: </text:span></text:p>
      <text:p text:style-name="P28"/>
      <text:p text:style-name="P28">Kiracı<text:tab/></text:p>
      <text:p text:style-name="P51"><text:span text:style-name="T181">Adı Soyadı</text:span><text:span text:style-name="T112"><text:tab/>: </text:span><text:span text:style-name="T147">Merdal KİPEL</text:span><text:span text:style-name="T16"><text:tab/><text:tab/><text:tab/><text:tab/> <text:tab/><text:tab/><text:tab/><text:tab/><text:tab/><text:tab/></text:span></text:p>
      <text:p text:style-name="P54"><text:span text:style-name="T188">T</text:span><text:span text:style-name="T181">C Kimlik No</text:span><text:span text:style-name="T112"><text:tab/>: </text:span><text:span text:style-name="T17">246 3555 1720</text:span></text:p>
      <text:p text:style-name="P52"><text:span text:style-name="T186">Tebligat </text:span><text:span text:style-name="T181">Adres</text:span><text:span text:style-name="T112">:</text:span><text:span text:style-name="T145"> </text:span><text:span text:style-name="T148">Akarçay Görümlü Kasabası Atatürk Mah. Festival Sokak ALMUS TOKAT</text:span></text:p>
      <text:p text:style-name="P59"><text:span text:style-name="T179">Telefon No</text:span><text:tab/>: <text:span text:style-name="T233">0538 027 30 78</text:span></text:p>
      <text:p text:style-name="P30"/>
      <text:p text:style-name="P60"><text:span text:style-name="T161">Kiralana</text:span><text:span text:style-name="T162">nın</text:span><text:span text:style-name="T167"><text:tab/></text:span></text:p>
      <text:p text:style-name="P52"><text:span text:style-name="T181">Cinsi<text:tab/></text:span><text:span text:style-name="T112"><text:tab/><text:tab/>: </text:span><text:span text:style-name="T147">İşyeri</text:span><text:span text:style-name="T49"><text:tab/></text:span><text:span text:style-name="T42"><text:tab/></text:span><text:span text:style-name="T187">Kullanım Amacı</text:span><text:span text:style-name="T112"><text:tab/>:</text:span><text:span text:style-name="T141"> </text:span><text:span text:style-name="T55">Demir Doğramacı</text:span></text:p>
      <text:p text:style-name="P51"><text:span text:style-name="T181">Adresi<text:tab/></text:span><text:span text:style-name="T112"><text:tab/><text:tab/>: </text:span><text:span text:style-name="T54">İsmail Altıngövde Cad. No:21/</text:span><text:span text:style-name="T55">F</text:span><text:span text:style-name="T54"> TOKAT</text:span></text:p>
      <text:p text:style-name="P53"><text:span text:style-name="T177">Tapu-</text:span><text:span text:style-name="T178">Abone Bi</text:span><text:span text:style-name="T177">lgileri</text:span><text:span text:style-name="T112">: </text:span><text:span text:style-name="T142">Pafta: <text:s/><text:tab/></text:span><text:span text:style-name="T129">A</text:span><text:span text:style-name="T112">da<text:tab/>:</text:span><text:span text:style-name="T143"> </text:span><text:span text:style-name="T145"><text:tab/>P</text:span><text:span text:style-name="T144">arsel<text:tab/>: </text:span><text:span text:style-name="T15"><text:tab/>Elektrik : <text:s text:c="13"/>Su : </text:span></text:p>
      <text:p text:style-name="P58"><text:span text:style-name="T160">Kiranın </text:span><text:tab/></text:p>
      <text:p text:style-name="P50"><text:span text:style-name="T181">Başlangıç tarihi</text:span><text:span text:style-name="T112"><text:tab/>: </text:span><text:span text:style-name="T50">3</text:span><text:span text:style-name="T55">1</text:span><text:span text:style-name="T52"> </text:span><text:span text:style-name="T55">Mart</text:span><text:span text:style-name="T52"> 20</text:span><text:span text:style-name="T53">2</text:span><text:span text:style-name="T55">2</text:span><text:span text:style-name="T142"><text:tab/></text:span><text:span text:style-name="T112"><text:tab/></text:span></text:p>
      <text:p text:style-name="P58"><text:span text:style-name="T179">Bitiş tarihi</text:span><text:tab/><text:tab/>: <text:span text:style-name="T41">30 Mart</text:span><text:span text:style-name="T40"> 202</text:span><text:span text:style-name="T41">3</text:span><text:span text:style-name="T29"><text:tab/></text:span></text:p>
      <text:p text:style-name="P58"><text:span text:style-name="T179">Süresi </text:span><text:tab/><text:tab/>: <text:span text:style-name="T211">Bir Yıl</text:span></text:p>
      <text:p text:style-name="P50"><text:span text:style-name="T174">Bedeli<text:tab/><text:tab/><text:tab/>: </text:span><text:span text:style-name="T176">48</text:span><text:span text:style-name="T172">.,0</text:span><text:span text:style-name="T175">00</text:span><text:span text:style-name="T172">,00</text:span><text:span text:style-name="T173"> </text:span><text:span text:style-name="T174">TL (</text:span><text:span text:style-name="T170">Kırk Sekiz Bin</text:span><text:span text:style-name="T169"> </text:span><text:span text:style-name="T168">TL</text:span><text:span text:style-name="T174">) + STOPAJ VERGİSİ</text:span></text:p>
      <text:p text:style-name="P31">Güvence bedeli<text:tab/>: 1,200.00 TL (Bin İkiyüz) (Tahliyede borç olmaması durumunda iade)</text:p>
      <text:p text:style-name="P45"><text:span text:style-name="T164">Ödeme</text:span><text:span text:style-name="T165"> Ş</text:span><text:span text:style-name="T164">ekli</text:span><text:span text:style-name="T99"><text:tab/><text:tab/>:</text:span><text:span text:style-name="T90"> </text:span><text:span text:style-name="T97"><text:s/>Peşin </text:span><text:span text:style-name="T98">olarak banka hesabına yatırılacaktır.</text:span><text:span text:style-name="T97"> </text:span></text:p>
      <text:p text:style-name="P62"><text:tab/><text:tab/> </text:p>
      <text:p text:style-name="P47"><text:span text:style-name="T182">B</text:span><text:span text:style-name="T183">anka hesa</text:span><text:span text:style-name="T182">p no</text:span><text:span text:style-name="T91"><text:tab/>: </text:span></text:p>
      <text:p text:style-name="P61"/>
      <text:p text:style-name="P61">İşbu akitteki bilgilerin doğruluğunu ve sözleşmenin tüm şartlarına uyacağımı peşinen kabul ettiğimi, <text:span text:style-name="T156">akiti okuyarak, hür irademle imzaladığımı,</text:span> beyan, <text:span text:style-name="T198">kabul</text:span> ve taahhüt ederim.</text:p>
      <text:p text:style-name="P24"/>
      <text:p text:style-name="P26">KİRAYA VEREN<text:tab/>KİRACI<text:tab/>ŞAHİT-KEFİL</text:p>
      <text:p text:style-name="P22"><text:tab/><text:tab/><text:tab/><text:tab/><text:tab/><text:tab/><text:span text:style-name="T214">Merdal KİPEL<text:tab/><text:tab/><text:tab/><text:tab/>Umut BOYRAZ<text:tab/><text:tab/><text:tab/><text:tab/><text:tab/><text:tab/>246 3555 1720</text:span><text:tab/><text:tab/><text:tab/><text:tab/></text:p>
      <text:p text:style-name="P23"/>
      <text:p text:style-name="P23"/>
      <text:p text:style-name="P23"><text:soft-page-break/></text:p>
      <text:p text:style-name="P71">TAHLİYE TAAHHÜTNAMESİ</text:p>
      <text:p text:style-name="P71"/>
      <text:p text:style-name="P75"><text:span text:style-name="T112"><text:tab/>Halen tahtı icarımda bulunan, kiraya vereni ve özellikleri aşağıda belirtilen taşınmazı; </text:span><text:span text:style-name="T121">tahliye etmeyi taahhüt ettiğim tarih</text:span><text:span text:style-name="T124">te</text:span><text:span text:style-name="T121">, </text:span><text:span text:style-name="T124">aşağıda </text:span><text:span text:style-name="T121">tarih </text:span><text:span text:style-name="T124">ve</text:span><text:span text:style-name="T121"> sayı</text:span><text:span text:style-name="T125">sı </text:span><text:span text:style-name="T124">belirtilen </text:span><text:span text:style-name="T121">kira sözleşme</text:span><text:span text:style-name="T125">sinin</text:span><text:span text:style-name="T121"> şartlarına bağlı kalarak, </text:span><text:span text:style-name="T120"><text:s/></text:span><text:span text:style-name="T112">hiçbir kanuni merasime, ihtar ve protesto keşidesine, cevap itasına, tebliğ ve tebellüğe, </text:span><text:span text:style-name="T149">herhangi bir ihtar ve hiçbir hüküm istihsaline ve mahkemeden ilam almaya hacet kalmaksızın</text:span><text:span text:style-name="T112"> kayıtsız ve şartsız olarak boşaltmayı </text:span><text:span text:style-name="T149">kesin olarak, </text:span><text:span text:style-name="T151">hür irademle</text:span><text:span text:style-name="T149"> beyan, kabul ve taahhüt ed</text:span><text:span text:style-name="T150">iyorum</text:span><text:span text:style-name="T149">.</text:span></text:p>
      <text:p text:style-name="P78"/>
      <text:p text:style-name="P76"><text:span text:style-name="T112"><text:tab/>Gününde tahliye edemediğim </text:span><text:span text:style-name="T118">veya </text:span><text:span text:style-name="T112">etmediğim takdirde, </text:span><text:span text:style-name="T119">geçen her gün için, yıllık kira bedelinin yüzde </text:span><text:span text:style-name="T122">biri</text:span><text:span text:style-name="T119"> oranında </text:span><text:span text:style-name="T122">(%1)</text:span><text:span text:style-name="T119"> </text:span><text:span text:style-name="T121">günlük </text:span><text:span text:style-name="T119">ceza bedeli ödemeyi, </text:span><text:span text:style-name="T112">kiraya veren veya yetkili kanuni ve</text:span><text:span text:style-name="T204">kili tarafından aleyhime yapılacak, her türlü icra takibatı, mahkeme masrafları, avukatlık ücretleri ve benzeri tüm ücretlerinde tamamen şahsım tarafından karşılanacağını şimdiden <text:s/>kabul,</text:span><text:span text:style-name="T205"> beyan</text:span><text:span text:style-name="T204"> ve taahhüt ediyorum. İşbu taahhütname</text:span><text:span text:style-name="T206">yi</text:span><text:span text:style-name="T204"> </text:span><text:span text:style-name="T207">hür</text:span><text:span text:style-name="T204"> irademle </text:span><text:span text:style-name="T207">okudum ve</text:span><text:span text:style-name="T204"> imza</text:span><text:span text:style-name="T206">lıyorum</text:span><text:span text:style-name="T204">. </text:span></text:p>
      <text:p text:style-name="P72"/>
      <text:p text:style-name="P81">TAHLİYE EDİLECEK YERİN</text:p>
      <text:p text:style-name="P79">Adresi<text:tab/>: <text:s/></text:p>
      <text:p text:style-name="P73"/>
      <text:p text:style-name="P80"><text:span text:style-name="T23">İlgili </text:span><text:span text:style-name="T20">Kira </text:span><text:span text:style-name="T21">Sözleşme</text:span><text:span text:style-name="T20">si</text:span><text:span text:style-name="T21"> Tarihi, <text:s/></text:span><text:span text:style-name="T22">No <text:s/></text:span><text:span text:style-name="T21"><text:tab/>:<text:tab/></text:span></text:p>
      <text:p text:style-name="P74"/>
      <text:p text:style-name="P74">Mecurun tahliye Edileceği taahhüt edilen tarih<text:tab/>:</text:p>
      <text:p text:style-name="P68"/>
      <text:p text:style-name="P68"/>
      <text:p text:style-name="P68">Kiracı<text:tab/></text:p>
      <text:p text:style-name="P69"><text:span text:style-name="T112">Adı Soyadı<text:tab/>: </text:span><text:span text:style-name="T147">Merdal KİPEL</text:span><text:span text:style-name="T16"><text:tab/><text:tab/><text:tab/><text:tab/> <text:tab/><text:tab/><text:tab/><text:tab/><text:tab/><text:tab/></text:span></text:p>
      <text:p text:style-name="P69"><text:span text:style-name="T147">T</text:span><text:span text:style-name="T112">C Kimlik No<text:tab/>: </text:span><text:span text:style-name="T17">246 3555 1720</text:span></text:p>
      <text:p text:style-name="P77"><text:span text:style-name="T189">T</text:span><text:span text:style-name="T186">ebligat </text:span><text:span text:style-name="T181">Adres</text:span><text:span text:style-name="T112">:</text:span><text:span text:style-name="T145"> </text:span><text:span text:style-name="T148">Akarçay Görümlü Kasabası Atatürk Mah. Festival Sokak ALMUS TOKAT</text:span></text:p>
      <text:p text:style-name="P70"><text:span text:style-name="T208">Telefon No</text:span><text:span text:style-name="T209"><text:tab/>: </text:span><text:span text:style-name="T210">0538 027 30 78</text:span><text:span text:style-name="T84"><text:tab/><text:tab/><text:tab/><text:tab/></text:span><text:span text:style-name="T18"><text:tab/></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text:tab/></text:p>
      <text:p text:style-name="P64"><text:tab/> <text:s text:c="29"/>KİRACI</text:p>
      <text:p text:style-name="P67"><text:tab/><text:tab/><text:tab/><text:tab/><text:tab/><text:tab/><text:tab/><text:tab/><text:span text:style-name="T216">Merdal KİPEL</text:span><text:span text:style-name="T217"><text:tab/><text:tab/><text:tab/><text:tab/> <text:tab/><text:tab/><text:tab/><text:tab/><text:tab/><text:tab/><text:tab/></text:span><text:span text:style-name="T216">246 3555 1720</text:span></text:p>
      <text:p text:style-name="P65"/>
      <text:p text:style-name="P65"/>
      <text:p text:style-name="P65"/>
      <text:p text:style-name="P65"><text:soft-page-break/></text:p>
      <text:p text:style-name="P63"/>
      <text:p text:style-name="P63"/>
      <text:p text:style-name="P63"/>
      <text:p text:style-name="P63"/>
      <text:p text:style-name="P63"/>
      <text:p text:style-name="P3">KİRA FESİH SÖZLEŞMESİ</text:p>
      <text:p text:style-name="P4"/>
      <text:p text:style-name="P11"><text:span text:style-name="T112"><text:tab/></text:span><text:span text:style-name="T132">A</text:span><text:span text:style-name="T124">şağıda </text:span><text:span text:style-name="T121">tarih </text:span><text:span text:style-name="T124">ve</text:span><text:span text:style-name="T121"> sayı</text:span><text:span text:style-name="T125">sı </text:span><text:span text:style-name="T124">belirtilen </text:span><text:span text:style-name="T121">kira sözleşme</text:span><text:span text:style-name="T125">si</text:span><text:span text:style-name="T132">ni tek taraflı olarak fesh ediyorum. Sözleşme şartları ile t</text:span><text:span text:style-name="T112">ahtı icarımda bulunan taşınmazı; </text:span><text:span text:style-name="T132">belirtilen tarihte,</text:span><text:span text:style-name="T121"> </text:span><text:span text:style-name="T124">belirtilen </text:span><text:span text:style-name="T121">kira sözleşme</text:span><text:span text:style-name="T125">sinin</text:span><text:span text:style-name="T121"> şartlarına bağlı kalarak </text:span><text:span text:style-name="T152">tahliye ettim.</text:span></text:p>
      <text:p text:style-name="P5"/>
      <text:p text:style-name="P6"><text:span text:style-name="T197">FESH</text:span><text:span text:style-name="T196"> EDİLE</text:span><text:span text:style-name="T197">N</text:span><text:span text:style-name="T196"> </text:span><text:span text:style-name="T197">SÖZLEŞMENİN</text:span></text:p>
      <text:p text:style-name="P5"/>
      <text:p text:style-name="P12"><text:span text:style-name="T153">Tarihi, <text:s/></text:span><text:span text:style-name="T154">No</text:span><text:span text:style-name="T153"><text:tab/><text:tab/><text:tab/><text:tab/>:<text:tab/></text:span></text:p>
      <text:p text:style-name="P7">Mecurun tahliye Edil<text:span text:style-name="T195">diği </text:span>tarih<text:tab/>:</text:p>
      <text:p text:style-name="P7"/>
      <text:p text:style-name="P13">Kiracı<text:tab/></text:p>
      <text:p text:style-name="P14"><text:span text:style-name="T181">Adı Soyadı</text:span><text:span text:style-name="T112"><text:tab/>: </text:span><text:span text:style-name="T147">Merdal KİPEL</text:span><text:span text:style-name="T16"><text:tab/><text:tab/><text:tab/><text:tab/> <text:tab/><text:tab/><text:tab/><text:tab/><text:tab/><text:tab/></text:span></text:p>
      <text:p text:style-name="P14"><text:span text:style-name="T188">T</text:span><text:span text:style-name="T181">C Kimlik No</text:span><text:span text:style-name="T112"><text:tab/>: </text:span><text:span text:style-name="T17">246 3555 1720</text:span></text:p>
      <text:p text:style-name="P15"><text:span text:style-name="T190">T</text:span><text:span text:style-name="T186">ebligat </text:span><text:span text:style-name="T181">Adres</text:span><text:span text:style-name="T112">:</text:span><text:span text:style-name="T145"> </text:span><text:span text:style-name="T148">Akarçay Görümlü Kasabası Atatürk Mah. Festival Sokak ALMUS TOKAT</text:span></text:p>
      <text:p text:style-name="P16"><text:span text:style-name="T180">Telefon No</text:span><text:span text:style-name="T203"><text:tab/>: </text:span><text:span text:style-name="T233">0538 027 30 78</text:span></text:p>
      <text:p text:style-name="P9"><text:tab/><text:tab/><text:tab/><text:tab/><text:tab/></text:p>
      <text:p text:style-name="P8"><text:tab/></text:p>
      <text:p text:style-name="P2"><text:tab/> <text:s text:c="48"/>K<text:span text:style-name="T215">iracı</text:span><text:tab/></text:p>
      <text:p text:style-name="P10"><text:tab/><text:tab/><text:tab/><text:tab/><text:tab/><text:tab/><text:tab/><text:tab/><text:tab/><text:tab/><text:span text:style-name="T216">Merdal KİPEL</text:span><text:span text:style-name="T217"><text:tab/><text:tab/><text:tab/><text:tab/> <text:tab/><text:tab/><text:tab/></text:span><text:span text:style-name="T216"><text:tab/><text:tab/><text:tab/><text:tab/>246 3555 1720</text:span></text:p>
      <text:p text:style-name="P17"/>
      <text:p text:style-name="P17"><text:soft-page-break/></text:p>
      <text:p text:style-name="P35"/>
      <text:p text:style-name="P35"/>
      <text:p text:style-name="P35"/>
      <text:p text:style-name="P35"/>
      <text:p text:style-name="P35"><text:span text:style-name="T218">E</text:span>lektrik Kullanım Sözleşmesi</text:p>
      <text:p text:style-name="P36"><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165195528" text:style-name="L1">
        <text:list-item>
          <text:p text:style-name="P87"><text:span text:style-name="T219">Kiracı, kiraya verene ait abone </text:span><text:span text:style-name="T220">ve pano</text:span><text:span text:style-name="T219"> üzerinden elektrik kullanımı sağlayacaktır.</text:span></text:p>
        </text:list-item>
        <text:list-item>
          <text:p text:style-name="P88"><text:span text:style-name="T219">Kiracının kullanacağı </text:span><text:span text:style-name="T221">kompresör, matkap, </text:span><text:span text:style-name="T219">elektrik motorları, aydınlatma aksesuarları vb. gibi elektrik tüketen gereçler </text:span><text:span text:style-name="T222">her </text:span><text:span text:style-name="T219">kira başlangıcında belirlenec</text:span><text:span text:style-name="T222">e</text:span><text:span text:style-name="T219">ktir. </text:span></text:p>
          <text:p text:style-name="P89">Elektrik Kullanım Bedeli</text:p>
        </text:list-item>
        <text:list-item>
          <text:p text:style-name="P90">Elektrik kullanım bedeli, aşağıdaki şartlar dahilinde, kiraya veren tarafından ödenecektir.</text:p>
          <text:list>
            <text:list-item>
              <text:p text:style-name="P87"><text:span text:style-name="T219">Mecurda, kiracının işiyle alakalı elektrik motorları, aydınlatma vb. mecburi <text:s/>tüketimler</text:span><text:span text:style-name="T220">in bedeli</text:span><text:span text:style-name="T219"> kira bedeline dahildir, </text:span><text:span text:style-name="T223">kiracı </text:span><text:span text:style-name="T220">ayrıyeten elektrik bedeli ödemeyecektir.</text:span></text:p>
            </text:list-item>
            <text:list-item>
              <text:p text:style-name="P87"><text:span text:style-name="T219">Kiracı, elektrikli soba, su ısıtıcısı gibi </text:span><text:span text:style-name="T220">ticari işiyle ilgili olmayan, aşırı tüketim </text:span><text:span text:style-name="T219">aletleri</text:span><text:span text:style-name="T220">ni mecurda</text:span><text:span text:style-name="T219"> kullanamaz. </text:span><text:span text:style-name="T220">Bu gibi aletlerin kullanılması kira sözleşmesinin feshini gerektirir.</text:span></text:p>
            </text:list-item>
            <text:list-item>
              <text:p text:style-name="P91">Kiracı işyerine koyacağı, elektrik tüketimi olan aletleri kiraya verene, her sözleşme döneminde bildirmekle yükümlüdür.</text:p>
            </text:list-item>
            <text:list-item>
              <text:p text:style-name="P87"><text:span text:style-name="T221">Oluşabilecek arızaların başlangıç sınırının </text:span><text:span text:style-name="T219">belirlenmesi </text:span><text:span text:style-name="T221">ve </text:span><text:span text:style-name="T224">k</text:span><text:span text:style-name="T221">iracının </text:span><text:span text:style-name="T219">aylık elektrik tüketiminin </text:span><text:span text:style-name="T221">belirlen</text:span><text:span text:style-name="T224">ebil</text:span><text:span text:style-name="T221">mesi</text:span><text:span text:style-name="T219"> için, bilgi amaçlı bir süzme sayaç takılacak ve kullanım miktarları kayıt altına alınacaktır.</text:span></text:p>
            </text:list-item>
            <text:list-item>
              <text:p text:style-name="P91">Kullanım miktarlarının aylık yaklaşık miktarlarda olması takip edilecektir. Aylara göre oluşabilecek sapmalardaki tüketim bedel farklarını kiraya veren ayrıyeten talep edemez.</text:p>
            </text:list-item>
          </text:list>
          <text:p text:style-name="P94"><text:span text:style-name="T227">Pano, Tesisat, </text:span><text:span text:style-name="T228">Arıza, Ortak Giderler </text:span><text:span text:style-name="T229">ve Sorumluluk</text:span></text:p>
        </text:list-item>
        <text:list-item>
          <text:p text:style-name="P95"><text:span text:style-name="T219">Mecurda bulunan </text:span><text:span text:style-name="T225">ana </text:span><text:span text:style-name="T219">pano, </text:span><text:span text:style-name="T224">kiracının</text:span><text:span text:style-name="T219"> enerji ihtiyacını karşılayacak şekilde tesis edilmiştir </text:span><text:span text:style-name="T226">ve </text:span><text:span text:style-name="T224">kiracıya</text:span><text:span text:style-name="T226"> 100 amperlik sigorta ile panodan enerji verilmektedir.</text:span></text:p>
        </text:list-item>
        <text:list-item>
          <text:p text:style-name="P92"><text:span text:style-name="T231">Ana p</text:span>anoda oluşabilecek arızalardan, <text:span text:style-name="T231">ana </text:span>pano üzerinden enerji sağlayan k<text:span text:style-name="T232">iracı</text:span> müştereken sorumludur. </text:p>
        </text:list-item>
        <text:list-item>
          <text:p text:style-name="P93">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3">Kiracının ekipmanlarında oluşabilecek elektrik tesisatı kaynaklı arızaların sorumluluğu tamamen kiracıya aittir. Kiracı kendi tedbirlerini almakla yükümlüdür.</text:p>
        </text:list-item>
        <text:list-item>
          <text:p text:style-name="P92"><text:span text:style-name="T232">Kiracı</text:span> kendisine ait sayaçtan sonraki tesisat ve ekipmanlarda oluşabilecek arızalardan münferiden sorumludur.</text:p>
          <text:p text:style-name="P95"><text:span text:style-name="T230">Teminat</text:span><text:span text:style-name="T219"> </text:span></text:p>
        </text:list-item>
        <text:list-item>
          <text:p text:style-name="P92">Teminat bedeli, her kira döneminde kiraya veren tarafından belirlenir ve kiracı oluşan farkı ödemekle yükümlüdür.</text:p>
        </text:list-item>
        <text:list-item>
          <text:p text:style-name="P92">Teminat bedeli, kira bitiminde borcu olmaması durumunda kiracıya, ödediği miktar kadar iade edilecektir. </text:p>
        </text:list-item>
      </text:list>
      <text:p text:style-name="P18"/>
      <text:p text:style-name="P29">Kiracı<text:tab/></text:p>
      <text:p text:style-name="P55"><text:span text:style-name="T181">Adı Soyadı</text:span><text:span text:style-name="T112"><text:tab/>: </text:span><text:span text:style-name="T147">Merdal KİPEL</text:span><text:span text:style-name="T16"><text:tab/><text:tab/><text:tab/><text:tab/> <text:tab/><text:tab/><text:tab/><text:tab/><text:tab/><text:tab/></text:span></text:p>
      <text:p text:style-name="P55"><text:span text:style-name="T188">T</text:span><text:span text:style-name="T181">C Kimlik No</text:span><text:span text:style-name="T112"><text:tab/>: </text:span><text:span text:style-name="T17">246 3555 1720</text:span></text:p>
      <text:p text:style-name="P56"><text:span text:style-name="T189">T</text:span><text:span text:style-name="T186">ebligat </text:span><text:span text:style-name="T181">Adres</text:span><text:span text:style-name="T112">:</text:span><text:span text:style-name="T145"> </text:span><text:span text:style-name="T148">Akarçay Görümlü Kasabası Atatürk Mah. Festival Sokak ALMUS TOKAT</text:span></text:p>
      <text:p text:style-name="P25"><text:span text:style-name="T180">Telefon No</text:span><text:span text:style-name="T203"><text:tab/>: </text:span><text:span text:style-name="T233">0538 027 30 7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7-25T18:19:54.646934682</dc:date>
    <meta:editing-duration>P1DT8H14M15S</meta:editing-duration>
    <meta:editing-cycles>76</meta:editing-cycles>
    <meta:generator>LibreOffice/7.2.7.2$Linux_X86_64 LibreOffice_project/20$Build-2</meta:generator>
    <meta:print-date>2021-12-20T09:41:14.024934500</meta:print-date>
    <meta:document-statistic meta:table-count="0" meta:image-count="0" meta:object-count="0" meta:page-count="6" meta:paragraph-count="111" meta:word-count="2147" meta:character-count="16332" meta:non-whitespace-character-count="13960"/>
  </office:meta>
</office:document-meta>
</file>